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style:font-face style:name="var ff-mono" svg:font-family="'var ff-mono'"/>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rsid="0038cfe5" officeooo:paragraph-rsid="0038cfe5"/>
    </style:style>
    <style:style style:name="P3" style:family="paragraph" style:parent-style-name="Standard">
      <style:text-properties officeooo:paragraph-rsid="0038bf93"/>
    </style:style>
    <style:style style:name="T1" style:family="text">
      <style:text-properties officeooo:rsid="00059aa9"/>
    </style:style>
    <style:style style:name="T2" style:family="text">
      <style:text-properties officeooo:rsid="00073a04"/>
    </style:style>
    <style:style style:name="T3" style:family="text">
      <style:text-properties officeooo:rsid="0007dab1"/>
    </style:style>
    <style:style style:name="T4" style:family="text">
      <style:text-properties officeooo:rsid="00087536"/>
    </style:style>
    <style:style style:name="T5" style:family="text">
      <style:text-properties officeooo:rsid="0009bd59"/>
    </style:style>
    <style:style style:name="T6" style:family="text">
      <style:text-properties officeooo:rsid="000b554b"/>
    </style:style>
    <style:style style:name="T7" style:family="text">
      <style:text-properties officeooo:rsid="000b7d68"/>
    </style:style>
    <style:style style:name="T8" style:family="text">
      <style:text-properties officeooo:rsid="000d419e"/>
    </style:style>
    <style:style style:name="T9" style:family="text">
      <style:text-properties officeooo:rsid="000f37eb"/>
    </style:style>
    <style:style style:name="T10" style:family="text">
      <style:text-properties officeooo:rsid="0011c4e3"/>
    </style:style>
    <style:style style:name="T11" style:family="text">
      <style:text-properties officeooo:rsid="0011e07d"/>
    </style:style>
    <style:style style:name="T12" style:family="text">
      <style:text-properties officeooo:rsid="001373f6"/>
    </style:style>
    <style:style style:name="T13" style:family="text">
      <style:text-properties officeooo:rsid="001528f5"/>
    </style:style>
    <style:style style:name="T14" style:family="text">
      <style:text-properties officeooo:rsid="0016bf98"/>
    </style:style>
    <style:style style:name="T15" style:family="text">
      <style:text-properties officeooo:rsid="00195e74"/>
    </style:style>
    <style:style style:name="T16" style:family="text">
      <style:text-properties officeooo:rsid="001a80de"/>
    </style:style>
    <style:style style:name="T17" style:family="text">
      <style:text-properties officeooo:rsid="001d726a"/>
    </style:style>
    <style:style style:name="T18" style:family="text">
      <style:text-properties officeooo:rsid="001ec14f"/>
    </style:style>
    <style:style style:name="T19" style:family="text">
      <style:text-properties officeooo:rsid="0021e573"/>
    </style:style>
    <style:style style:name="T20" style:family="text">
      <style:text-properties officeooo:rsid="0023d7a6"/>
    </style:style>
    <style:style style:name="T21" style:family="text">
      <style:text-properties officeooo:rsid="0024d039"/>
    </style:style>
    <style:style style:name="T22" style:family="text">
      <style:text-properties officeooo:rsid="0025edb9"/>
    </style:style>
    <style:style style:name="T23" style:family="text">
      <style:text-properties officeooo:rsid="00277309"/>
    </style:style>
    <style:style style:name="T24" style:family="text">
      <style:text-properties officeooo:rsid="0028410b"/>
    </style:style>
    <style:style style:name="T25" style:family="text">
      <style:text-properties officeooo:rsid="0029f5a4"/>
    </style:style>
    <style:style style:name="T26" style:family="text">
      <style:text-properties officeooo:rsid="002ca737"/>
    </style:style>
    <style:style style:name="T27" style:family="text">
      <style:text-properties officeooo:rsid="002cc15b"/>
    </style:style>
    <style:style style:name="T28" style:family="text">
      <style:text-properties officeooo:rsid="002cf85d"/>
    </style:style>
    <style:style style:name="T29" style:family="text">
      <style:text-properties officeooo:rsid="002def24"/>
    </style:style>
    <style:style style:name="T30" style:family="text">
      <style:text-properties officeooo:rsid="002e1001"/>
    </style:style>
    <style:style style:name="T31" style:family="text">
      <style:text-properties officeooo:rsid="002ed5e7"/>
    </style:style>
    <style:style style:name="T32" style:family="text">
      <style:text-properties officeooo:rsid="002fd183"/>
    </style:style>
    <style:style style:name="T33" style:family="text">
      <style:text-properties officeooo:rsid="002fd528"/>
    </style:style>
    <style:style style:name="T34" style:family="text">
      <style:text-properties officeooo:rsid="002fdfcb"/>
    </style:style>
    <style:style style:name="T35" style:family="text">
      <style:text-properties officeooo:rsid="003124d7"/>
    </style:style>
    <style:style style:name="T36" style:family="text">
      <style:text-properties officeooo:rsid="0032fb12"/>
    </style:style>
    <style:style style:name="T37" style:family="text">
      <style:text-properties officeooo:rsid="0033d756"/>
    </style:style>
    <style:style style:name="T38" style:family="text">
      <style:text-properties fo:font-variant="normal" fo:text-transform="none" style:font-name="Liberation Serif" fo:font-size="12pt" fo:font-style="normal" fo:font-weight="normal" fo:background-color="transparent" loext:char-shading-value="0" style:font-size-asian="12pt" style:font-size-complex="12pt" loext:padding="0in" loext:border="none"/>
    </style:style>
    <style:style style:name="T39" style:family="text">
      <style:text-properties fo:font-variant="normal" fo:text-transform="none" style:font-name="Liberation Serif" fo:font-size="12pt" fo:font-style="normal" fo:font-weight="normal" officeooo:rsid="0033d756" fo:background-color="transparent" loext:char-shading-value="0" style:font-size-asian="12pt" style:font-size-complex="12pt" loext:padding="0in" loext:border="none"/>
    </style:style>
    <style:style style:name="T40" style:family="text">
      <style:text-properties fo:font-variant="normal" fo:text-transform="none" style:font-name="Liberation Serif" fo:font-size="12pt" fo:font-style="normal" fo:font-weight="normal" officeooo:rsid="003432cb" fo:background-color="transparent" loext:char-shading-value="0" style:font-size-asian="12pt" style:font-size-complex="12pt" loext:padding="0in" loext:border="none"/>
    </style:style>
    <style:style style:name="T41" style:family="text">
      <style:text-properties officeooo:rsid="003432cb"/>
    </style:style>
    <style:style style:name="T42" style:family="text">
      <style:text-properties officeooo:rsid="0034ea51"/>
    </style:style>
    <style:style style:name="T43" style:family="text">
      <style:text-properties style:font-name="Liberation Serif"/>
    </style:style>
    <style:style style:name="T44" style:family="text">
      <style:text-properties style:font-name="Liberation Serif" officeooo:rsid="0038bf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Introduction</text:p>
      <text:p text:style-name="P1"/>
      <text:p text:style-name="P1">## Proteomics</text:p>
      <text:p text:style-name="P1"/>
      <text:p text:style-name="P1">The proteome is referred to the sum of all proteins of a given sample at a given time. In the past several quantitative and qualitative assays were used to enlighten the protein composition of a sample. </text:p>
      <text:p text:style-name="P1"/>
      <text:p text:style-name="P1">An early approach of qualitative analysis of the cellular proteome involved labeling with fluorescent antibodies and imaging. The major disadvantage of this technique was the limitation to only stain a few proteins per cell. <text:span text:style-name="T18">For quantification procedures such as single-cell Western blots, immunoassays or CyTOF have been used. Other disadvantages are the ability to permeate cells, accessibility and binding of the epitope and the creation of specific antibodies for a given protein \citep{Budnik2018}. </text:span></text:p>
      <text:p text:style-name="P1"/>
      <text:p text:style-name="P1"><text:span text:style-name="T15">One of those techniques involved RNA-sequencing. Since RNA involves also non-coding RNA, the amount of RNA is often not proportional to the content of proteins in a cell. So the protein</text:span><text:span text:style-name="T16">aceous content of a cell was </text:span><text:span text:style-name="T17">only </text:span><text:span text:style-name="T16">predicted </text:span><text:span text:style-name="T17">and quantitative analysis was not possible</text:span><text:span text:style-name="T16">. </text:span></text:p>
      <text:p text:style-name="P1"/>
      <text:p text:style-name="P1"/>
      <text:p text:style-name="P1">## Mass Spectrometry</text:p>
      <text:p text:style-name="P1"/>
      <text:p text:style-name="P1">Mass spectrometry enables qualitative and quantitative analysis of the entire repertoire of a biological sample. The availability of gene sequences in databases and the ability to match proteins against those sequences with computational methods makes it possible to identify alterations of a sample on a protein level. <text:span text:style-name="T7">These alterations can rely on the sequence level or could be to post-translational modifications (PTMs) such as phosphorylation, methylation or else </text:span><text:span text:style-name="T12">\citep{Aebersold2003}. </text:span></text:p>
      <text:p text:style-name="P1"/>
      <text:p text:style-name="P1">Mass to charge ratio (m/z)</text:p>
      <text:p text:style-name="P1"/>
      <text:p text:style-name="P1"/>
      <text:p text:style-name="P1"/>
      <text:p text:style-name="P1"/>
      <text:p text:style-name="P1"/>
      <text:p text:style-name="P1">### Instrumentation</text:p>
      <text:p text:style-name="P1"/>
      <text:p text:style-name="P1">#### Cell Isolation</text:p>
      <text:p text:style-name="P1"/>
      <text:p text:style-name="P1">#### Lysis</text:p>
      <text:p text:style-name="P1"/>
      <text:p text:style-name="P1">#### Digestion</text:p>
      <text:p text:style-name="P1"/>
      <text:p text:style-name="P1">#### Liquid chromatography</text:p>
      <text:p text:style-name="P1"/>
      <text:p text:style-name="P1">In order to separate proteins according to their chemical properties, size or species a liquid chromatography (LC) is recommended before ionization. </text:p>
      <text:p text:style-name="P1"/>
      <text:p text:style-name="P1">#### Ionization</text:p>
      <text:p text:style-name="P1"/>
      <text:p text:style-name="P1">In order to analyze a biological sample consisting of proteins in solution the liquid needs to be vaporized into gas phase. Two techniques are capable of this procedure. Electrospray ionization <text:soft-page-break/>(ESI) pushes the analyte through a <text:span text:style-name="T8">capillary</text:span> an<text:span text:style-name="T8">d applies an electric current to the liquid, vaporizing the sample to a <text:s/>charged aerosol. Biomolecules are fragmented according to their chemical properties and can be further handled in the mass spectrometer. </text:span><text:span text:style-name="T9">The fragmented biomolecules are now in charged dr</text:span><text:span text:style-name="T10">o</text:span><text:span text:style-name="T9">plet</text:span><text:span text:style-name="T10">s separated by their </text:span><text:span text:style-name="T11">charge on the surface, splitting further into smaller droplets until they become a gas phase ion. </text:span><text:span text:style-name="T12">Two physical models describe the process from gas phase to ion called “The ion evaporation model” (IEM) and “The c</text:span><text:span text:style-name="T20">h</text:span><text:span text:style-name="T12">arge residue model” (CRM). </text:span></text:p>
      <text:p text:style-name="P1"><text:span text:style-name="T13">In the ion evaporation model (by Iribarne and Thomoson) the droplets shrink by evaporation until ions are expelled. </text:span><text:span text:style-name="T14">The model had its limitation by explaining same evaporation rate constant among ions with different chemical properties. </text:span></text:p>
      <text:p text:style-name="P1">In the charge residue model the assumption of one molecule per droplet leads to an ionization rate constant, which is independent of the ion itself and relies solely on the generation of the droplet and the efficiency of the solvent \<text:span text:style-name="T12">citep{Wilm2011}.</text:span></text:p>
      <text:p text:style-name="P1"><text:s/></text:p>
      <text:p text:style-name="P1"><text:span text:style-name="T8">M</text:span>atrix-assisted laser desorption/ionization (MALDI)</text:p>
      <text:p text:style-name="P1"/>
      <text:p text:style-name="P1">#### Coupled mass-spectrometry <text:span text:style-name="T20">(MS/MS)</text:span></text:p>
      <text:p text:style-name="P1"/>
      <text:p text:style-name="P1">In order to enhance sequence identification, two MS devices are built in series. In the first run (MS1) <text:span text:style-name="T19">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text:span><text:span text:style-name="T20">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p>
      <text:p text:style-name="P1"/>
      <text:p text:style-name="P1"/>
      <text:p text:style-name="P1">###<text:span text:style-name="T19">#</text:span> Labeling techniques</text:p>
      <text:p text:style-name="P1"/>
      <text:p text:style-name="P1">For differential analysis proteins need to be labeled to compare mass to charge intensities <text:span text:style-name="T31">in order to quantify observed peptides.</text:span>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text:span text:style-name="T26">Labels should be chosen to change solely the mass of the sample and to not affect folding or other inherent properties of the protein. </text:span></text:p>
      <text:p text:style-name="P1"/>
      <text:p text:style-name="P1">#### Metabolic labeling</text:p>
      <text:p text:style-name="P1"/>
      <text:p text:style-name="P1">Feeding cells with aminoacids containing heavy isotopes, is the method of choice in order to label peptides at the earliest possible level. This atoms can be heavy nitrogen <text:span text:style-name="T27">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2"/></text:span><text:s/></text:p>
      <text:p text:style-name="P1"/>
      <text:p text:style-name="P1"/>
      <text:p text:style-name="P1"><text:span text:style-name="T19">#</text:span>#### Isobaric labeling</text:p>
      <text:p text:style-name="P1"/>
      <text:p text:style-name="P1">###### Tandem mass tag (TMT)</text:p>
      <text:p text:style-name="P1"/>
      <text:p text:style-name="P1">Tandem mass tag (TMT) reagents enable to differentiate multiple samples analyzing in one MS run. </text:p>
      <text:p text:style-name="P1"><text:soft-page-break/>The samples are labeled individually and pooled afterwards, <text:span text:style-name="T16">this procedure is called multiplexing. TMTs have the same </text:span><text:span text:style-name="T28">charge</text:span><text:span text:style-name="T16"> and </text:span><text:span text:style-name="T28">differ only by their isotopic masses</text:span><text:span text:style-name="T16">, </text:span><text:span text:style-name="T22">the peaks </text:span><text:span text:style-name="T28">found for each sample</text:span><text:span text:style-name="T22"> are called reporter ions (RI). </text:span><text:span text:style-name="T28">Each RI and sample is interpreted as one channel in downstream analysis. </text:span><text:span text:style-name="T20">Th</text:span><text:span text:style-name="T22">e identification of these RI</text:span><text:span text:style-name="T20"> leads to an enrichment </text:span><text:span text:style-name="T22">and identification </text:span><text:span text:style-name="T20">of low abundance peptide ions which is common especially in single-cell techniques. </text:span><text:span text:style-name="T22">With this technique it is possible to quantify proteins </text:span><text:span text:style-name="T23">and differ low abundant proteins from background noise. </text:span></text:p>
      <text:p text:style-name="P1">The disadvantage of isobaric labeling is, that the co-fragmentation signals can be observed in the spectrogram and the data needs to be normalized in order to remove unwanted contribution <text:span text:style-name="T17">\citep{Marx2019, </text:span><text:span text:style-name="T21">Budnik2018</text:span><text:span text:style-name="T17">}. </text:span><text:span text:style-name="T28">Furthermore TMTs have an isotopic distribution according to the distribution found in nature. This can be corrected during data-acquisition as a defined spread in other channels.</text:span></text:p>
      <text:p text:style-name="P1"/>
      <text:p text:style-name="P1">### MS-Spectrum</text:p>
      <text:p text:style-name="P1"/>
      <text:p text:style-name="P1">E<text:span text:style-name="T6">ach</text:span> peptide is reflected by its` indivual fingerprint in the ms-spectrum. The fingerprint is based on the chemical properties and modifications <text:span text:style-name="T28">of aminoacids</text:span>. <text:span text:style-name="T28">These aminoacids can be calculated through their m/z ration and after that interpreted as an aminoacid sequence. Due to fragmentation of the protein only peptide sequences are visible in the spectrum. </text:span>In order to identify proteins, <text:span text:style-name="T28">peptides</text:span> are matched against a sequence database <text:span text:style-name="T1">\citep{Cox2008}. </text:span><text:span text:style-name="T28">Sequence Databases are simple .fasta files, which can be downloaded on the uniprot webpage (www.uniprot.org).</text:span></text:p>
      <text:p text:style-name="P1"/>
      <text:p text:style-name="P1">### <text:span text:style-name="T1">Interpretation of the data</text:span></text:p>
      <text:p text:style-name="P1"/>
      <text:p text:style-name="P1">#### Data acquisition</text:p>
      <text:p text:style-name="P1"/>
      <text:p text:style-name="P1">Since ms data has a high resolution, algorithms are used to convert <text:span text:style-name="T29">the raw signal</text:span> to <text:span text:style-name="T4">an </text:span>interpretable form. </text:p>
      <text:p text:style-name="P1">MaxQuant <text:s/>is one of <text:span text:style-name="T29">many</text:span> sofware packages to process the data and provides it for further analysis and statistical testing. <text:span text:style-name="T29">Other </text:span><text:span text:style-name="T30">software</text:span><text:span text:style-name="T29"> </text:span><text:span text:style-name="T30">solutions </text:span><text:span text:style-name="T29">are Protein Discoverer Thermo Fisher </text:span><text:span text:style-name="T30">or even packages for R. In this publication we will mainly focus on the data-acquisition with MaxQuant </text:span>\citep{Cox2008}<text:span text:style-name="T30">. </text:span></text:p>
      <text:p text:style-name="P1"/>
      <text:p text:style-name="P1"/>
      <text:p text:style-name="P1">##<text:span text:style-name="T30">### Three-dimensional peak detection</text:span></text:p>
      <text:p text:style-name="P1"/>
      <text:p text:style-name="P1"><text:span text:style-name="T31">The three dimensions of the data are: m/z ratio, intensity and retention time. </text:span>The<text:span text:style-name="T1"> algorithm find</text:span>s<text:span text:style-name="T1"> local minima of the function </text:span>in order <text:span text:style-name="T1">to seperate peaks from each other. </text:span>The centroid of the peak is detected by fitting a so called gaussian peak shape fitting. This can be interpreted as finding the peaks of each m/z spectrum as a function of time.<text:span text:style-name="T1">. </text:span>The centroid of the peak refers to an isotope.</text:p>
      <text:p text:style-name="P1"/>
      <text:p text:style-name="P1"/>
      <text:p text:style-name="P1">##### Deisotoping </text:p>
      <text:p text:style-name="P1"/>
      <text:p text:style-name="P1"><text:span text:style-name="T2">To </text:span><text:span text:style-name="T31">decrypt</text:span><text:span text:style-name="T2"> the istopic distribution of a biomolecu</text:span><text:span text:style-name="T25">l</text:span><text:span text:style-name="T2">e, MaxQuant creates a vertex of every single peak and connects them with their possible isotopic counterparts by finding the proportion of mass of an average aminoacid to its` respective isotope (averagine \citep{</text:span><text:span text:style-name="T3">Senko1995}</text:span><text:span text:style-name="T2">). </text:span><text:span text:style-name="T31">Isotoping is the term of such procedure and it is enabled with graph theory. </text:span><text:span text:style-name="T3">After this procedure </text:span><text:span text:style-name="T31">the</text:span><text:span text:style-name="T3"> amount of </text:span><text:span text:style-name="T31">data points</text:span><text:span text:style-name="T3"> </text:span><text:span text:style-name="T31">are</text:span><text:span text:style-name="T3"> reduced </text:span><text:span text:style-name="T31">by a tenfold </text:span><text:span text:style-name="T3">and a single peak reflects a small biomolecule. </text:span></text:p>
      <text:p text:style-name="P1"/>
      <text:p text:style-name="P1"><text:span text:style-name="T30">#####</text:span> Label detection</text:p>
      <text:p text:style-name="P1"/>
      <text:p text:style-name="P1"><text:soft-page-break/>The next step in data-acquisition is the detection of labels for quantification. Isotopic pairs of the label (e.g. N<text:span text:style-name="T32">13, N14, N15) contained in the tag or aminoacid can be identified by convoluting the two measured isotope patterns with the theoretical isotope patterns. With a least-square method the best fit is found iteratively and the channel/sample can be identified.</text:span></text:p>
      <text:p text:style-name="P1"/>
      <text:p text:style-name="P1"><text:span text:style-name="T30">#####</text:span> Improving peptide mass accuracy</text:p>
      <text:p text:style-name="P1"/>
      <text:p text:style-name="P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p>
      <text:p text:style-name="P1"/>
      <text:p text:style-name="P1"/>
      <text:p text:style-name="P1"><text:span text:style-name="T30">#####</text:span> Peptide search </text:p>
      <text:p text:style-name="P1"/>
      <text:p text:style-name="P1"><text:span text:style-name="T32">B</text:span><text:span text:style-name="T4">iomolecules can now be searched in a database in forward and reverse direction. The peptide identification (P-) score indicates the fit of the data to the found sequence in the database </text:span><text:span text:style-name="T5">according to the length of the peptide</text:span><text:span text:style-name="T4"> and is used to calculate the posterior error probability </text:span><text:span text:style-name="T5">(FDR)</text:span><text:span text:style-name="T4">. </text:span><text:span text:style-name="T5">The calculation of the false discovery rate is then calculated by taking FDR into contrast. </text:span></text:p>
      <text:p text:style-name="P1"/>
      <text:p text:style-name="P1"><text:span text:style-name="T30">#####</text:span><text:span text:style-name="T34"> Protein assembly</text:span></text:p>
      <text:p text:style-name="P1"/>
      <text:p text:style-name="P1"><text:span text:style-name="T5">After these calculation the </text:span><text:span text:style-name="T33">identified </text:span><text:span text:style-name="T5">peptide</text:span><text:span text:style-name="T33">s</text:span><text:span text:style-name="T5"> </text:span><text:span text:style-name="T33">can be aggregated according</text:span><text:span text:style-name="T5"> </text:span><text:span text:style-name="T33">to it`s respective </text:span><text:span text:style-name="T5">protein and <text:s/>quantified. </text:span><text:span text:style-name="T34">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st-scoring are used.</text:span></text:p>
      <text:p text:style-name="P1"/>
      <text:p text:style-name="P1">###<text:span text:style-name="T31">#</text:span> <text:span text:style-name="T36">Data processing</text:span></text:p>
      <text:p text:style-name="P1"/>
      <text:p text:style-name="P1">Further analysis <text:span text:style-name="T42">can be</text:span> done with R and respective packages <text:span text:style-name="T35">such as bioconductor. </text:span><text:span text:style-name="T42">Since there is no state of the art established, analysis varies upon experimental design. </text:span></text:p>
      <text:p text:style-name="P1"/>
      <text:p text:style-name="P1">##### Reading the data</text:p>
      <text:p text:style-name="P1"/>
      <text:p text:style-name="P1">After processing MaxQuant creates a directory containing all results as .txt file. <text:span text:style-name="T37">The evidence.txt file include all peptide sequence matches (PSM) with their respective proteins and statistical parameters. </text:span></text:p>
      <text:p text:style-name="P1"/>
      <text:p text:style-name="P1"><text:span text:style-name="T41">Example fo b</text:span>asic parameters and derivations include:</text:p>
      <text:p text:style-name="P1"/>
      <text:p text:style-name="Standard"><text:span text:style-name="Source_20_Text"><text:span text:style-name="T38">* </text:span></text:span><text:span text:style-name="Source_20_Text"><text:span text:style-name="T39">Peptide sequence</text:span></text:span></text:p>
      <text:p text:style-name="Standard"><text:span text:style-name="Source_20_Text"><text:span text:style-name="T43">* Mass to charge ratio (m/z) for all scans (eg. MS1, MS2)</text:span></text:span></text:p>
      <text:p text:style-name="Standard"><text:span text:style-name="Source_20_Text"><text:span text:style-name="T43"><text:tab/>+ Mass</text:span></text:span></text:p>
      <text:p text:style-name="Standard"><text:span text:style-name="Source_20_Text"><text:span text:style-name="T43">* Retention time</text:span></text:span></text:p>
      <text:p text:style-name="Standard"><text:span text:style-name="Source_20_Text"><text:span text:style-name="T39">* </text:span></text:span><text:span text:style-name="Source_20_Text"><text:span text:style-name="T40">Precursor Ion Fragment</text:span></text:span></text:p>
      <text:p text:style-name="Standard"><text:span text:style-name="Source_20_Text"><text:span text:style-name="T43"><text:tab/>+ source of the detected ion also referred as mother ion</text:span></text:span></text:p>
      <text:p text:style-name="Standard"><text:span text:style-name="Source_20_Text"><text:span text:style-name="T43">* Fraction of total spectrum </text:span></text:span></text:p>
      <text:p text:style-name="Standard"><text:span text:style-name="Source_20_Text"><text:span text:style-name="T43">* Base peak fraction</text:span></text:span></text:p>
      <text:p text:style-name="Standard"><text:span text:style-name="Source_20_Text"><text:span text:style-name="T43">* Reporter intensity (RI)</text:span></text:span></text:p>
      <text:p text:style-name="Standard"><text:soft-page-break/><text:span text:style-name="Source_20_Text"><text:span text:style-name="T43"><text:tab/>+ corrected RI</text:span></text:span></text:p>
      <text:p text:style-name="Standard"><text:span text:style-name="Source_20_Text"><text:span text:style-name="T43">* Posterior error probability (PEP)</text:span></text:span></text:p>
      <text:p text:style-name="Standard"><text:span text:style-name="Source_20_Text"><text:span text:style-name="T43"/></text:span></text:p>
      <text:p text:style-name="Standard"><text:span text:style-name="Source_20_Text"><text:span text:style-name="T43">#### Object oriented programming</text:span></text:span></text:p>
      <text:p text:style-name="Standard"><text:span text:style-name="Source_20_Text"><text:span text:style-name="T43"/></text:span></text:p>
      <text:p text:style-name="Standard"><text:span text:style-name="Source_20_Text"><text:span text:style-name="T43">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text:span></text:span></text:p>
      <text:p text:style-name="Standard"><text:span text:style-name="Source_20_Text"><text:span text:style-name="T43"/></text:span></text:p>
      <text:p text:style-name="Standard"><text:span text:style-name="Source_20_Text"><text:span text:style-name="T43">#### Filtering</text:span></text:span></text:p>
      <text:p text:style-name="Standard"><text:span text:style-name="Source_20_Text"><text:span text:style-name="T43"/></text:span></text:p>
      <text:p text:style-name="P3"><text:span text:style-name="Source_20_Text"><text:span text:style-name="T44">Peptides having a low abundance will be set to zero by the analysis. The value zero would imply that the sample does not contain the respective peptide, therefore replacing 0 with not applicable (NA) is crucial for understanding and interpretation of MS-data.</text:span></text:span></text:p>
      <text:p text:style-name="P3"><text:span text:style-name="Source_20_Text"><text:span text:style-name="T44"/></text:span></text:p>
      <text:p text:style-name="P3"><text:span text:style-name="Source_20_Text"><text:span text:style-name="T44">Peptide sequences matching to the reverse protein sequences (=decoy database) are considered as possible contaminants. These matches can be excluded from further analysis. <text:s/></text:span></text:span></text:p>
      <text:p text:style-name="Standard"><text:span text:style-name="Source_20_Text"><text:span text:style-name="T43"/></text:span></text:p>
      <text:p text:style-name="P2">The author of the SCoPE2 \citep{Petelski2021} pipeline recommends calculating the sample to carrier ration (SCR) <text:s/></text:p>
      <text:p text:style-name="P1"/>
      <text:p text:style-name="P1"/>
      <text:p text:style-name="P1">###<text:span text:style-name="T31">#</text:span> <text:span text:style-name="T36">Downstream Analysis</text:span></text:p>
      <text:p text:style-name="P1"/>
      <text:p text:style-name="P1">####<text:span text:style-name="T34">#</text:span> Principle component analysis (PCA)</text:p>
      <text:p text:style-name="P1"/>
      <text:p text:style-name="P1">Protein levels can be projected to their principle components (PC) and clustered to their specific cell type. So cell types are distinguished by their proteinaceous composition. </text:p>
      <text:p text:style-name="P1"/>
      <text:p text:style-name="P1"><text:span text:style-name="T24">#### Testing for differential expression</text:span> </text:p>
      <text:p text:style-name="P1"/>
      <text:p text:style-name="P1">According to the experiment and sample groups, individual statistical methods should be used. </text:p>
      <text:p text:style-name="P1"/>
      <text:p text:style-name="P1"/>
      <text:p text:style-name="P1"/>
      <text:p text:style-name="P1"/>
      <text:p text:style-name="P1">follow sctranscr. analysis pipe</text:p>
      <text:p text:style-name="P1"/>
      <text:p text:style-name="P1">signatures of cell clustures</text:p>
      <text:p text:style-name="P1"/>
      <text:p text:style-name="P1">monocyte data acvailiabe</text:p>
      <text:p text:style-name="P1"/>
      <text:p text:style-name="P1">tmt label --&gt; noise reduction</text:p>
      <text:p text:style-name="P1"/>
      <text:p text:style-name="P1">tools for clustering</text:p>
      <text:p text:style-name="P1"/>
      <text:p text:style-name="P1"><text:tab/>plst, knm,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0:31.775380465</meta:creation-date>
    <dc:date>2023-02-16T11:28:03.940710333</dc:date>
    <meta:editing-duration>PT1H38M56S</meta:editing-duration>
    <meta:editing-cycles>11</meta:editing-cycles>
    <meta:generator>LibreOffice/7.3.7.2$Linux_X86_64 LibreOffice_project/30$Build-2</meta:generator>
    <meta:document-statistic meta:table-count="0" meta:image-count="0" meta:object-count="0" meta:page-count="5" meta:paragraph-count="82" meta:word-count="1880" meta:character-count="12278" meta:non-whitespace-character-count="10439"/>
  </office:meta>
</office:document-meta>
</file>